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hp_2VJeqoo6YWhP9MvsdJR1NqZRtYKDE22cQHkB</text:p>
      <text:p text:style-name="Standard"/>
      <text:p text:style-name="Standard">----</text:p>
      <text:p text:style-name="Standard"/>
      <text:p text:style-name="Standard">SI-TEIS-LINUX</text:p>
      <text:p text:style-name="Standard">ghp_cJNF3GUpWPuD6RyjpgV5oWYapMunZs2bzx2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9:32:21.254451734</meta:creation-date>
    <dc:date>2025-09-19T19:52:45.153117318</dc:date>
    <meta:editing-duration>PT3M53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4" meta:word-count="4" meta:character-count="97" meta:non-whitespace-character-count="97"/>
  </office:meta>
</office:document-meta>
</file>